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9C00000025661D9A3E306252C7.png" manifest:media-type="image/png"/>
  <manifest:file-entry manifest:full-path="Pictures/1000020100000097000000254043B828F09121D6.png" manifest:media-type="image/png"/>
  <manifest:file-entry manifest:full-path="Pictures/100002010000009B00000020B08411CF6A390327.png" manifest:media-type="image/png"/>
  <manifest:file-entry manifest:full-path="Pictures/100002010000009E0000001EA7B5440EB292FC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e35" officeooo:paragraph-rsid="00073e35"/>
    </style:style>
    <style:style style:name="P2" style:family="paragraph" style:parent-style-name="Standard">
      <style:paragraph-properties fo:text-align="justify" style:justify-single-word="false"/>
      <style:text-properties officeooo:rsid="00073e35" officeooo:paragraph-rsid="00073e35"/>
    </style:style>
    <style:style style:name="P3" style:family="paragraph" style:parent-style-name="Standard">
      <style:paragraph-properties fo:text-align="start" style:justify-single-word="false"/>
      <style:text-properties officeooo:rsid="00073e35" officeooo:paragraph-rsid="00073e35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plate</text:p>
      <text:p text:style-name="P1"/>
      <text:p text:style-name="P1"/>
      <text:p text:style-name="P1"/>
      <text:p text:style-name="P1"><draw:frame draw:style-name="fr3" draw:name="Figura1" text:anchor-type="char" svg:x="0.064cm" svg:width="3.598cm" svg:height="0.794cm" draw:z-index="0"><draw:image xlink:href="Pictures/100002010000009E0000001EA7B5440EB292FCDA.png" xlink:type="simple" xlink:show="embed" xlink:actuate="onLoad" loext:mime-type="image/png"/></draw:frame>HEX : #fa6465</text:p>
      <text:p text:style-name="P1">RGB : 250, 100, 101</text:p>
      <text:p text:style-name="P1">HSL <text:s/>: 359, 93%, 68%</text:p>
      <text:p text:style-name="P1"/>
      <text:p text:style-name="P1"><draw:frame draw:style-name="fr2" draw:name="Figura2" text:anchor-type="char" svg:x="-0.016cm" svg:y="0.439cm" svg:width="3.704cm" svg:height="0.847cm" draw:z-index="1"><draw:image xlink:href="Pictures/100002010000009B00000020B08411CF6A390327.png" xlink:type="simple" xlink:show="embed" xlink:actuate="onLoad" loext:mime-type="image/png"/></draw:frame></text:p>
      <text:p text:style-name="P1"/>
      <text:p text:style-name="P1"/>
      <text:p text:style-name="P1">HEX : #f79f58</text:p>
      <text:p text:style-name="P1">RGB : 247, 159, 88</text:p>
      <text:p text:style-name="P1">HSL <text:s/>: 26, 90%, 65%</text:p>
      <text:p text:style-name="P1"/>
      <text:p text:style-name="P1"/>
      <text:p text:style-name="P1"><draw:frame draw:style-name="fr1" draw:name="Figura3" text:anchor-type="char" svg:x="0.011cm" svg:width="3.704cm" svg:height="0.979cm" draw:z-index="2"><draw:image xlink:href="Pictures/1000020100000097000000254043B828F09121D6.png" xlink:type="simple" xlink:show="embed" xlink:actuate="onLoad" loext:mime-type="image/png"/></draw:frame></text:p>
      <text:p text:style-name="P2"/>
      <text:p text:style-name="P3"/>
      <text:p text:style-name="P3">HEX : #e3c527</text:p>
      <text:p text:style-name="P3">RGB : 227, 197, 39</text:p>
      <text:p text:style-name="P3">HSL <text:s/>: 50, 77%, 52%</text:p>
      <text:p text:style-name="P3"/>
      <text:p text:style-name="P3"/>
      <text:p text:style-name="P3"/>
      <text:p text:style-name="P3"><draw:frame draw:style-name="fr1" draw:name="Figura4" text:anchor-type="char" svg:x="0.011cm" svg:width="3.704cm" svg:height="0.979cm" draw:z-index="3"><draw:image xlink:href="Pictures/100002010000009C00000025661D9A3E306252C7.png" xlink:type="simple" xlink:show="embed" xlink:actuate="onLoad" loext:mime-type="image/png"/></draw:frame></text:p>
      <text:p text:style-name="P3"/>
      <text:p text:style-name="P3"/>
      <text:p text:style-name="P3">HEX : #1c1c1e</text:p>
      <text:p text:style-name="P3">RGB : 28, 28, 30</text:p>
      <text:p text:style-name="P3">HSL <text:s/>: 240, 3%, 11%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3T10:56:44.313840644</meta:creation-date>
    <dc:date>2022-07-23T11:57:35.151416825</dc:date>
    <meta:editing-duration>PT10M20S</meta:editing-duration>
    <meta:editing-cycles>1</meta:editing-cycles>
    <meta:document-statistic meta:table-count="0" meta:image-count="4" meta:object-count="0" meta:page-count="1" meta:paragraph-count="13" meta:word-count="53" meta:character-count="208" meta:non-whitespace-character-count="164"/>
    <meta:generator>LibreOffice/6.4.7.2$Linux_X86_64 LibreOffice_project/40$Build-2</meta:generator>
  </office:meta>
</office:document-meta>
</file>